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90000013F5FCEF9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6846" officeooo:paragraph-rsid="001e6846"/>
    </style:style>
    <style:style style:name="P2" style:family="paragraph" style:parent-style-name="Standard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3" style:family="paragraph" style:parent-style-name="Standard">
      <style:text-properties fo:language="ru" fo:country="RU" officeooo:rsid="001e6846" officeooo:paragraph-rsid="001e6846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2b9b6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rsid="002159dc" officeooo:paragraph-rsid="002322d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49e9f" officeooo:paragraph-rsid="00249e9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4c01" officeooo:paragraph-rsid="00264c01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bea8" officeooo:paragraph-rsid="0026bea8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51be" officeooo:paragraph-rsid="002851b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7d1a" officeooo:paragraph-rsid="00287d1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a2d4c" officeooo:paragraph-rsid="002a2d4c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efde4" officeooo:paragraph-rsid="002efde4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41442a" officeooo:paragraph-rsid="0041442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cd52a" officeooo:paragraph-rsid="002b9b61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US" officeooo:rsid="002159dc" officeooo:paragraph-rsid="002159dc"/>
    </style:style>
    <style:style style:name="P16" style:family="paragraph" style:parent-style-name="Text_20_body">
      <style:paragraph-properties fo:text-align="start" style:justify-single-word="false"/>
      <style:text-properties officeooo:rsid="002322d9" officeooo:paragraph-rsid="002322d9"/>
    </style:style>
    <style:style style:name="P17" style:family="paragraph" style:parent-style-name="Text_20_body">
      <style:paragraph-properties fo:text-align="start" style:justify-single-word="false"/>
      <style:text-properties fo:language="en" fo:country="US" officeooo:rsid="003b63e2" officeooo:paragraph-rsid="003b63e2"/>
    </style:style>
    <style:style style:name="P18" style:family="paragraph" style:parent-style-name="Text_20_body">
      <style:paragraph-properties fo:text-align="start" style:justify-single-word="false"/>
      <style:text-properties fo:language="en" fo:country="US" officeooo:rsid="003cc631" officeooo:paragraph-rsid="003cc631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50d29c" officeooo:paragraph-rsid="0050d29c"/>
    </style:style>
    <style:style style:name="P20" style:family="paragraph" style:parent-style-name="Text_20_body">
      <style:text-properties fo:language="en" fo:country="US" officeooo:rsid="0073e762" officeooo:paragraph-rsid="005399c0"/>
    </style:style>
    <style:style style:name="P21" style:family="paragraph" style:parent-style-name="Text_20_body">
      <style:paragraph-properties fo:text-align="start" style:justify-single-word="false"/>
      <style:text-properties fo:language="en" fo:country="US" officeooo:rsid="00547c98" officeooo:paragraph-rsid="00547c98"/>
    </style:style>
    <style:style style:name="P22" style:family="paragraph" style:parent-style-name="Text_20_body">
      <style:paragraph-properties fo:text-align="start" style:justify-single-word="false"/>
      <style:text-properties fo:language="en" fo:country="US" officeooo:rsid="0075e07b" officeooo:paragraph-rsid="00563328"/>
    </style:style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249e9f" officeooo:paragraph-rsid="00249e9f"/>
    </style:style>
    <style:style style:name="P25" style:family="paragraph" style:parent-style-name="Text_20_body">
      <style:paragraph-properties fo:text-align="start" style:justify-single-word="false"/>
      <style:text-properties fo:language="ru" fo:country="RU"/>
    </style:style>
    <style:style style:name="P26" style:family="paragraph" style:parent-style-name="Text_20_body">
      <style:paragraph-properties fo:text-align="start" style:justify-single-word="false"/>
      <style:text-properties fo:language="ru" fo:country="RU" officeooo:rsid="00304422" officeooo:paragraph-rsid="00304422"/>
    </style:style>
    <style:style style:name="P27" style:family="paragraph" style:parent-style-name="Text_20_body">
      <style:paragraph-properties fo:text-align="start" style:justify-single-word="false"/>
      <style:text-properties fo:language="ru" fo:country="RU" officeooo:rsid="0035314e" officeooo:paragraph-rsid="0035314e"/>
    </style:style>
    <style:style style:name="P28" style:family="paragraph" style:parent-style-name="Text_20_body">
      <style:text-properties fo:language="ru" fo:country="RU" officeooo:rsid="003535f0" officeooo:paragraph-rsid="003535f0"/>
    </style:style>
    <style:style style:name="P29" style:family="paragraph" style:parent-style-name="Text_20_body">
      <style:paragraph-properties fo:text-align="start" style:justify-single-word="false"/>
      <style:text-properties fo:language="ru" fo:country="RU" officeooo:rsid="003535f0" officeooo:paragraph-rsid="003535f0"/>
    </style:style>
    <style:style style:name="P30" style:family="paragraph" style:parent-style-name="Text_20_body">
      <style:paragraph-properties fo:text-align="start" style:justify-single-word="false"/>
      <style:text-properties fo:language="ru" fo:country="RU" officeooo:rsid="003827d3" officeooo:paragraph-rsid="003827d3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3827d3" officeooo:paragraph-rsid="003bfa34"/>
    </style:style>
    <style:style style:name="P32" style:family="paragraph" style:parent-style-name="Text_20_body">
      <style:paragraph-properties fo:text-align="start" style:justify-single-word="false"/>
      <style:text-properties fo:language="ru" fo:country="RU" officeooo:rsid="003a0308" officeooo:paragraph-rsid="003a0308"/>
    </style:style>
    <style:style style:name="P33" style:family="paragraph" style:parent-style-name="Text_20_body">
      <style:paragraph-properties fo:text-align="start" style:justify-single-word="false"/>
      <style:text-properties fo:language="ru" fo:country="RU" officeooo:rsid="003a0308" officeooo:paragraph-rsid="003bfa34"/>
    </style:style>
    <style:style style:name="P34" style:family="paragraph" style:parent-style-name="Text_20_body">
      <style:paragraph-properties fo:text-align="start" style:justify-single-word="false"/>
      <style:text-properties fo:language="ru" fo:country="RU" officeooo:rsid="003cc631" officeooo:paragraph-rsid="003cc631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03cc631" officeooo:paragraph-rsid="0046c828"/>
    </style:style>
    <style:style style:name="P36" style:family="paragraph" style:parent-style-name="Text_20_body">
      <style:paragraph-properties fo:text-align="start" style:justify-single-word="false"/>
      <style:text-properties fo:language="ru" fo:country="RU" officeooo:rsid="003cc631" officeooo:paragraph-rsid="00563328"/>
    </style:style>
    <style:style style:name="P37" style:family="paragraph" style:parent-style-name="Text_20_body">
      <style:paragraph-properties fo:text-align="start" style:justify-single-word="false"/>
      <style:text-properties fo:language="ru" fo:country="RU" officeooo:rsid="003b63e2" officeooo:paragraph-rsid="003b63e2"/>
    </style:style>
    <style:style style:name="P38" style:family="paragraph" style:parent-style-name="Text_20_body">
      <style:paragraph-properties fo:text-align="start" style:justify-single-word="false"/>
      <style:text-properties fo:language="ru" fo:country="RU" officeooo:rsid="003e73ab" officeooo:paragraph-rsid="003e73ab"/>
    </style:style>
    <style:style style:name="P39" style:family="paragraph" style:parent-style-name="Text_20_body">
      <style:paragraph-properties fo:text-align="start" style:justify-single-word="false"/>
      <style:text-properties fo:language="ru" fo:country="RU" officeooo:rsid="003feda3" officeooo:paragraph-rsid="003feda3"/>
    </style:style>
    <style:style style:name="P40" style:family="paragraph" style:parent-style-name="Text_20_body">
      <style:paragraph-properties fo:text-align="start" style:justify-single-word="false"/>
      <style:text-properties fo:language="ru" fo:country="RU" officeooo:rsid="00491f2d" officeooo:paragraph-rsid="00491f2d"/>
    </style:style>
    <style:style style:name="P41" style:family="paragraph" style:parent-style-name="Text_20_body">
      <style:paragraph-properties fo:text-align="start" style:justify-single-word="false"/>
      <style:text-properties fo:language="ru" fo:country="RU" officeooo:rsid="006f95a0" officeooo:paragraph-rsid="004f4b2e"/>
    </style:style>
    <style:style style:name="P42" style:family="paragraph" style:parent-style-name="Text_20_body">
      <style:paragraph-properties fo:text-align="start" style:justify-single-word="false"/>
      <style:text-properties fo:language="ru" fo:country="RU" officeooo:rsid="00563328" officeooo:paragraph-rsid="00563328"/>
    </style:style>
    <style:style style:name="P43" style:family="paragraph" style:parent-style-name="Text_20_body">
      <style:paragraph-properties fo:text-align="start" style:justify-single-word="false"/>
      <style:text-properties fo:language="ru" fo:country="RU" officeooo:rsid="0057aa09" officeooo:paragraph-rsid="0057aa09"/>
    </style:style>
    <style:style style:name="P44" style:family="paragraph" style:parent-style-name="Text_20_body">
      <style:paragraph-properties fo:text-align="start" style:justify-single-word="false"/>
      <style:text-properties officeooo:rsid="00304422" officeooo:paragraph-rsid="00304422"/>
    </style:style>
    <style:style style:name="P45" style:family="paragraph" style:parent-style-name="Text_20_body">
      <style:paragraph-properties fo:text-align="start" style:justify-single-word="false"/>
      <style:text-properties officeooo:rsid="00316c5f" officeooo:paragraph-rsid="0032acb1"/>
    </style:style>
    <style:style style:name="P46" style:family="paragraph" style:parent-style-name="Text_20_body">
      <style:paragraph-properties fo:text-align="start" style:justify-single-word="false"/>
      <style:text-properties officeooo:rsid="0032acb1" officeooo:paragraph-rsid="0032acb1"/>
    </style:style>
    <style:style style:name="P47" style:family="paragraph" style:parent-style-name="Text_20_body">
      <style:paragraph-properties fo:text-align="start" style:justify-single-word="false"/>
      <style:text-properties officeooo:rsid="0032acb1" officeooo:paragraph-rsid="0035314e"/>
    </style:style>
    <style:style style:name="P48" style:family="paragraph" style:parent-style-name="Text_20_body">
      <style:text-properties officeooo:rsid="00345666" officeooo:paragraph-rsid="00345666"/>
    </style:style>
    <style:style style:name="P49" style:family="paragraph" style:parent-style-name="Text_20_body">
      <style:paragraph-properties fo:text-align="start" style:justify-single-word="false"/>
      <style:text-properties officeooo:rsid="00345666" officeooo:paragraph-rsid="00345666"/>
    </style:style>
    <style:style style:name="P50" style:family="paragraph" style:parent-style-name="Text_20_body">
      <style:paragraph-properties fo:text-align="start" style:justify-single-word="false"/>
      <style:text-properties officeooo:rsid="00345666" officeooo:paragraph-rsid="00547c98"/>
    </style:style>
    <style:style style:name="P51" style:family="paragraph" style:parent-style-name="Text_20_body">
      <style:text-properties officeooo:rsid="00345666" officeooo:paragraph-rsid="0035314e"/>
    </style:style>
    <style:style style:name="P52" style:family="paragraph" style:parent-style-name="Text_20_body">
      <style:paragraph-properties fo:text-align="start" style:justify-single-word="false"/>
      <style:text-properties officeooo:rsid="003535f0" officeooo:paragraph-rsid="003535f0"/>
    </style:style>
    <style:style style:name="P53" style:family="paragraph" style:parent-style-name="Text_20_body">
      <style:paragraph-properties fo:text-align="start" style:justify-single-word="false"/>
      <style:text-properties officeooo:rsid="0036d9ff" officeooo:paragraph-rsid="0036d9ff"/>
    </style:style>
    <style:style style:name="P54" style:family="paragraph" style:parent-style-name="Text_20_body">
      <style:paragraph-properties fo:text-align="start" style:justify-single-word="false"/>
      <style:text-properties officeooo:rsid="003a0308" officeooo:paragraph-rsid="003a0308"/>
    </style:style>
    <style:style style:name="P55" style:family="paragraph" style:parent-style-name="Text_20_body">
      <style:paragraph-properties fo:text-align="start" style:justify-single-word="false"/>
      <style:text-properties officeooo:rsid="003a0308" officeooo:paragraph-rsid="003bfa34"/>
    </style:style>
    <style:style style:name="P56" style:family="paragraph" style:parent-style-name="Text_20_body">
      <style:paragraph-properties fo:text-align="start" style:justify-single-word="false"/>
      <style:text-properties officeooo:rsid="003b63e2" officeooo:paragraph-rsid="003b63e2"/>
    </style:style>
    <style:style style:name="P57" style:family="paragraph" style:parent-style-name="Text_20_body">
      <style:paragraph-properties fo:text-align="start" style:justify-single-word="false"/>
      <style:text-properties officeooo:rsid="003b63e2" officeooo:paragraph-rsid="003bfa34"/>
    </style:style>
    <style:style style:name="P58" style:family="paragraph" style:parent-style-name="Text_20_body">
      <style:text-properties officeooo:rsid="003bfa34" officeooo:paragraph-rsid="003bfa34"/>
    </style:style>
    <style:style style:name="P59" style:family="paragraph" style:parent-style-name="Text_20_body">
      <style:paragraph-properties fo:text-align="start" style:justify-single-word="false"/>
      <style:text-properties officeooo:rsid="003cc631" officeooo:paragraph-rsid="003cc631"/>
    </style:style>
    <style:style style:name="P60" style:family="paragraph" style:parent-style-name="Text_20_body">
      <style:paragraph-properties fo:text-align="start" style:justify-single-word="false"/>
      <style:text-properties officeooo:rsid="003cc631" officeooo:paragraph-rsid="003e73ab"/>
    </style:style>
    <style:style style:name="P61" style:family="paragraph" style:parent-style-name="Text_20_body">
      <style:paragraph-properties fo:text-align="start" style:justify-single-word="false"/>
      <style:text-properties officeooo:rsid="003e73ab" officeooo:paragraph-rsid="003e73ab"/>
    </style:style>
    <style:style style:name="P62" style:family="paragraph" style:parent-style-name="Text_20_body">
      <style:paragraph-properties fo:text-align="start" style:justify-single-word="false"/>
      <style:text-properties officeooo:rsid="004c9e80" officeooo:paragraph-rsid="004c9e80"/>
    </style:style>
    <style:style style:name="P63" style:family="paragraph" style:parent-style-name="Text_20_body">
      <style:paragraph-properties fo:text-align="start" style:justify-single-word="false"/>
      <style:text-properties officeooo:rsid="004d0b5a" officeooo:paragraph-rsid="004d0b5a"/>
    </style:style>
    <style:style style:name="P64" style:family="paragraph" style:parent-style-name="Text_20_body">
      <style:paragraph-properties fo:text-align="start" style:justify-single-word="false"/>
      <style:text-properties officeooo:rsid="003feda3" officeooo:paragraph-rsid="003feda3"/>
    </style:style>
    <style:style style:name="P65" style:family="paragraph" style:parent-style-name="Subtitle">
      <style:paragraph-properties fo:text-align="start" style:justify-single-word="false"/>
    </style:style>
    <style:style style:name="P66" style:family="paragraph" style:parent-style-name="Subtitle">
      <style:paragraph-properties fo:text-align="start" style:justify-single-word="false"/>
      <style:text-properties officeooo:rsid="002322d9" officeooo:paragraph-rsid="002322d9"/>
    </style:style>
    <style:style style:name="P67" style:family="paragraph" style:parent-style-name="Subtitle">
      <style:paragraph-properties fo:text-align="start" style:justify-single-word="false"/>
      <style:text-properties officeooo:rsid="00489bee" officeooo:paragraph-rsid="0049bb74"/>
    </style:style>
    <style:style style:name="P68" style:family="paragraph" style:parent-style-name="Subtitle">
      <style:paragraph-properties fo:text-align="start" style:justify-single-word="false"/>
      <style:text-properties fo:language="ru" fo:country="RU" officeooo:rsid="00563328" officeooo:paragraph-rsid="00563328"/>
    </style:style>
    <style:style style:name="P69" style:family="paragraph" style:parent-style-name="Subtitle">
      <style:paragraph-properties fo:text-align="start" style:justify-single-word="false"/>
      <style:text-properties fo:language="ru" fo:country="RU" officeooo:rsid="00563328" officeooo:paragraph-rsid="0057aa09"/>
    </style:style>
    <style:style style:name="P70" style:family="paragraph" style:parent-style-name="Standard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71" style:family="paragraph" style:parent-style-name="Standard" style:list-style-name="L2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72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73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204c6f" officeooo:paragraph-rsid="00204c6f"/>
    </style:style>
    <style:style style:name="P74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4103fb" officeooo:paragraph-rsid="004103fb"/>
    </style:style>
    <style:style style:name="P75" style:family="paragraph" style:parent-style-name="Heading_20_1">
      <style:text-properties officeooo:paragraph-rsid="0035314e"/>
    </style:style>
    <style:style style:name="P76" style:family="paragraph" style:parent-style-name="Heading_20_1">
      <style:text-properties officeooo:paragraph-rsid="003bfa34"/>
    </style:style>
    <style:style style:name="P77" style:family="paragraph" style:parent-style-name="Text_20_body" style:list-style-name="L3">
      <style:paragraph-properties fo:text-align="start" style:justify-single-word="false"/>
      <style:text-properties fo:language="en" fo:country="US" officeooo:rsid="00627dd6" officeooo:paragraph-rsid="0046c828"/>
    </style:style>
    <style:style style:name="P78" style:family="paragraph" style:parent-style-name="Text_20_body" style:list-style-name="L3">
      <style:paragraph-properties fo:text-align="start" style:justify-single-word="false"/>
      <style:text-properties officeooo:paragraph-rsid="0046c828"/>
    </style:style>
    <style:style style:name="P79" style:family="paragraph" style:parent-style-name="Text_20_body">
      <style:paragraph-properties fo:text-align="start" style:justify-single-word="false"/>
      <style:text-properties fo:language="ru" fo:country="RU" officeooo:rsid="0057aa09" officeooo:paragraph-rsid="0057aa09"/>
    </style:style>
    <style:style style:name="P80" style:family="paragraph">
      <loext:graphic-properties draw:fill-color="#dddddd" draw:opacity="100%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8820"/>
    </style:style>
    <style:style style:name="T3" style:family="text">
      <style:text-properties fo:language="en" fo:country="US" officeooo:rsid="0032acb1"/>
    </style:style>
    <style:style style:name="T4" style:family="text">
      <style:text-properties fo:language="en" fo:country="US" officeooo:rsid="0035314e"/>
    </style:style>
    <style:style style:name="T5" style:family="text">
      <style:text-properties fo:language="en" fo:country="US" officeooo:rsid="003bfa34"/>
    </style:style>
    <style:style style:name="T6" style:family="text">
      <style:text-properties fo:language="en" fo:country="US" officeooo:rsid="003e73ab"/>
    </style:style>
    <style:style style:name="T7" style:family="text">
      <style:text-properties fo:language="en" fo:country="US" officeooo:rsid="0041442a"/>
    </style:style>
    <style:style style:name="T8" style:family="text">
      <style:text-properties fo:language="en" fo:country="US" officeooo:rsid="00627dd6"/>
    </style:style>
    <style:style style:name="T9" style:family="text">
      <style:text-properties fo:language="en" fo:country="US" officeooo:rsid="00711b0c"/>
    </style:style>
    <style:style style:name="T10" style:family="text">
      <style:text-properties fo:language="en" fo:country="US" officeooo:rsid="004f4b2e"/>
    </style:style>
    <style:style style:name="T11" style:family="text">
      <style:text-properties fo:language="en" fo:country="US" officeooo:rsid="00547c98"/>
    </style:style>
    <style:style style:name="T12" style:family="text">
      <style:text-properties fo:language="en" fo:country="US" officeooo:rsid="0057aa09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04c6f"/>
    </style:style>
    <style:style style:name="T15" style:family="text">
      <style:text-properties fo:language="ru" fo:country="RU" officeooo:rsid="00228820"/>
    </style:style>
    <style:style style:name="T16" style:family="text">
      <style:text-properties fo:language="ru" fo:country="RU" officeooo:rsid="002322d9"/>
    </style:style>
    <style:style style:name="T17" style:family="text">
      <style:text-properties fo:language="ru" fo:country="RU" officeooo:rsid="002a2d4c"/>
    </style:style>
    <style:style style:name="T18" style:family="text">
      <style:text-properties fo:language="ru" fo:country="RU" officeooo:rsid="002b9b61"/>
    </style:style>
    <style:style style:name="T19" style:family="text">
      <style:text-properties fo:language="ru" fo:country="RU" officeooo:rsid="002cd52a"/>
    </style:style>
    <style:style style:name="T20" style:family="text">
      <style:text-properties fo:language="ru" fo:country="RU" officeooo:rsid="0032acb1"/>
    </style:style>
    <style:style style:name="T21" style:family="text">
      <style:text-properties fo:language="ru" fo:country="RU" officeooo:rsid="00304422"/>
    </style:style>
    <style:style style:name="T22" style:family="text">
      <style:text-properties fo:language="ru" fo:country="RU" officeooo:rsid="0035314e"/>
    </style:style>
    <style:style style:name="T23" style:family="text">
      <style:text-properties fo:language="ru" fo:country="RU" officeooo:rsid="00345666"/>
    </style:style>
    <style:style style:name="T24" style:family="text">
      <style:text-properties fo:language="ru" fo:country="RU" officeooo:rsid="003535f0"/>
    </style:style>
    <style:style style:name="T25" style:family="text">
      <style:text-properties fo:language="ru" fo:country="RU" officeooo:rsid="003a0308"/>
    </style:style>
    <style:style style:name="T26" style:family="text">
      <style:text-properties fo:language="ru" fo:country="RU" officeooo:rsid="003bfa34"/>
    </style:style>
    <style:style style:name="T27" style:family="text">
      <style:text-properties fo:language="ru" fo:country="RU" officeooo:rsid="003e73ab"/>
    </style:style>
    <style:style style:name="T28" style:family="text">
      <style:text-properties fo:language="ru" fo:country="RU" officeooo:rsid="004103fb"/>
    </style:style>
    <style:style style:name="T29" style:family="text">
      <style:text-properties fo:language="ru" fo:country="RU" officeooo:rsid="0041442a"/>
    </style:style>
    <style:style style:name="T30" style:family="text">
      <style:text-properties fo:language="ru" fo:country="RU" officeooo:rsid="00428a52"/>
    </style:style>
    <style:style style:name="T31" style:family="text">
      <style:text-properties fo:language="ru" fo:country="RU" officeooo:rsid="00433ad1"/>
    </style:style>
    <style:style style:name="T32" style:family="text">
      <style:text-properties fo:language="ru" fo:country="RU" officeooo:rsid="0044bc7d"/>
    </style:style>
    <style:style style:name="T33" style:family="text">
      <style:text-properties fo:language="ru" fo:country="RU" officeooo:rsid="003cc631"/>
    </style:style>
    <style:style style:name="T34" style:family="text">
      <style:text-properties fo:language="ru" fo:country="RU" officeooo:rsid="005399c0"/>
    </style:style>
    <style:style style:name="T35" style:family="text">
      <style:text-properties fo:language="ru" fo:country="RU" officeooo:rsid="00547c98"/>
    </style:style>
    <style:style style:name="T36" style:family="text">
      <style:text-properties fo:language="ru" fo:country="RU" officeooo:rsid="00563328"/>
    </style:style>
    <style:style style:name="T37" style:family="text">
      <style:text-properties officeooo:rsid="00264c01"/>
    </style:style>
    <style:style style:name="T38" style:family="text">
      <style:text-properties officeooo:rsid="0026bea8"/>
    </style:style>
    <style:style style:name="T39" style:family="text">
      <style:text-properties officeooo:rsid="002851be"/>
    </style:style>
    <style:style style:name="T40" style:family="text">
      <style:text-properties fo:font-size="10pt" fo:font-weight="normal" style:font-weight-asian="normal" style:font-weight-complex="normal"/>
    </style:style>
    <style:style style:name="T41" style:family="text">
      <style:text-properties officeooo:rsid="002cd52a"/>
    </style:style>
    <style:style style:name="T42" style:family="text">
      <style:text-properties officeooo:rsid="0035314e"/>
    </style:style>
    <style:style style:name="T43" style:family="text">
      <style:text-properties officeooo:rsid="003bfa34"/>
    </style:style>
    <style:style style:name="T44" style:family="text">
      <style:text-properties officeooo:rsid="003c4411"/>
    </style:style>
    <style:style style:name="T45" style:family="text">
      <style:text-properties officeooo:rsid="0041442a"/>
    </style:style>
    <style:style style:name="T46" style:family="text">
      <style:text-properties officeooo:rsid="00433ad1"/>
    </style:style>
    <style:style style:name="T47" style:family="text">
      <style:text-properties officeooo:rsid="004b2f27"/>
    </style:style>
    <style:style style:name="T48" style:family="text">
      <style:text-properties officeooo:rsid="004f4b2e"/>
    </style:style>
    <style:style style:name="T49" style:family="text">
      <style:text-properties officeooo:rsid="004fab09"/>
    </style:style>
    <style:style style:name="T50" style:family="text">
      <style:text-properties officeooo:rsid="0057aa09"/>
    </style:style>
    <style:style style:name="T51" style:family="text">
      <style:text-properties officeooo:rsid="003cc631"/>
    </style:style>
    <style:style style:name="T52" style:family="text">
      <style:text-properties officeooo:rsid="00563328"/>
    </style:style>
    <style:style style:name="T53" style:family="text">
      <style:text-properties officeooo:rsid="005a43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dddddd" draw:opacity="100%" draw:textarea-horizontal-align="center" draw:textarea-vertical-align="middle" draw:shadow-opacity="100%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<text:span text:style-name="T1">CI – </text:span><text:span text:style-name="T13">Система автоматизации работы с конфигурацией подключенной к хранилищу.</text:span></text:p>
      <text:p text:style-name="P3"/>
      <text:p text:style-name="P65">Задача</text:p>
      <text:p text:style-name="P3"/>
      <text:p text:style-name="P1"><text:span text:style-name="T13">В ходе коллективной разработки, </text:span><text:span text:style-name="T14">приходится выполнять ряд рутинных операций, которые можно было бы автоматизировать, как например:</text:span></text:p>
      <text:list xml:id="list8828936234147238332" text:style-name="L1">
        <text:list-item>
          <text:p text:style-name="P72">Ежедневная выгрузка и отправка партнерам актуальной версии конфигурации из хранилища;</text:p>
        </text:list-item>
        <text:list-item>
          <text:p text:style-name="P72">Проведение различных тестов конфигурации перед отправкой, например проверка конфигурации встроенными в платформу механизмами или с помощью специальных тестовых обработок\конфигураций.</text:p>
        </text:list-item>
        <text:list-item>
          <text:p text:style-name="P73"><text:span text:style-name="T13">Уведомление участников проекта о найденных ошибках в ходе тестирования по средством эл. почты или интернет мессенджеров (</text:span><text:span text:style-name="T1">Skype, Telegram</text:span><text:span text:style-name="T13">)</text:span><text:span text:style-name="T28">.</text:span></text:p>
        </text:list-item>
        <text:list-item>
          <text:p text:style-name="P74"><text:span text:style-name="T28">З</text:span><text:span text:style-name="T13">агрузка конфигурации в рабочую базу данных.</text:span></text:p>
        </text:list-item>
      </text:list>
      <text:p text:style-name="P70"/>
      <text:p text:style-name="P5"><text:span text:style-name="T13">Для автоматизации подобных задач и предназначена </text:span><text:span text:style-name="T15">конфигурация</text:span><text:span text:style-name="T13"> 1</text:span><text:span text:style-name="T1">CI. </text:span><text:span text:style-name="T15">Часть названия конфигурации является аббревиатурой и расшифровывающейся как </text:span><text:span text:style-name="T2">Continuous Integration, </text:span><text:span text:style-name="T15">что является отсылкой к </text:span><text:span text:style-name="T16">одноименной концепции.</text:span></text:p>
      <text:p text:style-name="P15"/>
      <text:p text:style-name="P66">Общее описание конфигурации.</text:p>
      <text:p text:style-name="P16">Конфигурация: самостоятельная, без необходимости встраивания;</text:p>
      <text:p text:style-name="P16">Платформа: 8.3 (без режима совместимости);</text:p>
      <text:p text:style-name="P16">Интерфейс: Такси;</text:p>
      <text:p text:style-name="P16">БСП: 2.2.4.4 (Английская версия);</text:p>
      <text:p text:style-name="P16">Язык разработки: Английский;</text:p>
      <text:p text:style-name="P16">Режим: Асинхронный.</text:p>
      <text:p text:style-name="P24">Функционал конфигурации строится вокруг справочника «<text:span text:style-name="T1">Repositories</text:span>», каждый элемент которого соответствует отдельному хранилищу конфигураци<text:span text:style-name="T45">и</text:span>, <text:span text:style-name="T45">в</text:span> котор<text:span text:style-name="T45">ом</text:span> ведется разработка. Для каждого элемента справочника задается список пользователей, которые могут работать с <text:span text:style-name="T45">хранилищем</text:span>, их имена и пароли. <text:s text:c="2"/></text:p>
      <text:p text:style-name="P6">В справочнике «<text:span text:style-name="T1">Tasks</text:span>», подчиненном справочнику <text:s/>«<text:span text:style-name="T1">Repositories</text:span>» задается перечень задач которые <text:s/>необходимо автоматизировать. Каждая задача может быть запущена на выполнение несколькими разными методами:</text:p>
      <text:list xml:id="list7482538064609224050" text:style-name="L2">
        <text:list-item>
          <text:p text:style-name="P71">В ручную из клиента 1С: Предприятие;</text:p>
        </text:list-item>
        <text:list-item>
          <text:p text:style-name="P71">По расписанию, с помощью регламентного задания;</text:p>
        </text:list-item>
        <text:list-item>
          <text:p text:style-name="P71">Из командной строки 1С: Предприятия.</text:p>
        </text:list-item>
      </text:list>
      <text:p text:style-name="P2"/>
      <text:p text:style-name="P2"><text:soft-page-break/>Для элемент<text:span text:style-name="T45">ов</text:span> справочника «<text:span text:style-name="T1">Tasks</text:span>», <text:span text:style-name="T37">в табличной части, </text:span>задается спис<text:span text:style-name="T37">ок</text:span> действий, которые <text:s/>необходимо выполнить. <text:span text:style-name="T37">Действия выполняются последовательно, в соответствии с номером строки табличной части.</text:span></text:p>
      <text:p text:style-name="P7">Каждое действие, это элемент справочника «<text:span text:style-name="T1">Actions</text:span>», в котором хранится ссылка на обработку, в которой и прописан алгоритм выполняемого действия. Обработка может быть внешней, тогда, на неё в сохраняется ссылка из справочника «AdditionalReportsAndDataProcessors», являющегося частью подсистемы «AdditionalReportsAndDataProcessors» из БСП. Обработка может быть также внутренне<text:span text:style-name="T38">й</text:span>, тогда, в справочнике «<text:span text:style-name="T1">Actions</text:span>» хранится наименование обработки <text:span text:style-name="T38">из дерева объектов конфигурации</text:span>.</text:p>
      <text:p text:style-name="P7"/>
      <text:p text:style-name="P7"><draw:frame draw:style-name="fr1" draw:name="Изображение1" text:anchor-type="paragraph" svg:width="11.245cm" svg:height="8.44cm" draw:z-index="0"><draw:image xlink:href="Pictures/10000201000001A90000013F5FCEF98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о время выполнения задачи, в памяти создается список доступных общих параметров, которые могут быть использованы обработками при выполнении различных операций. <text:span text:style-name="T39">Список параметров существует и актуален только во время выполнения конкретной задачи.</text:span> Одним из важнейших параметров, является путь к файлу выгрузки конфигурации из хранилища. <text:s/>Сам путь и имя файла выгрузки формируется еще до выполнения действий и передается в обработку перед выполнением, поэтому, если скажем есть обработка, которая должна выгрузить конфигурацию из хранилища и обработка которая затем должна эту конфигурацию протестировать, то первой в списке действий должна идти обработка которая выгружает конфигурацию. Ей будет передан путь к файлу выгру<text:span text:style-name="T39">з</text:span>ки (хотя самого файла на диске еще нет) <text:span text:style-name="T39">и она, по указанному пути и имени, сохраняет конфигурацию. Все последующие обработки будут использовать эту выгрузку, поскольку они выполняются позже и им всем доступен путь к выгруженному файлу.</text:span></text:p>
      <text:p text:style-name="P9"/>
      <text:p text:style-name="P13">Задача может быть запущена в ручную, из командной строки или по расписанию.</text:p>
      <text:p text:style-name="P9"/>
      <text:p text:style-name="P10">Информация о выполненных задачах и ходе их выполнения записывается в базу данных. Каждое действие записывается независимо от других, поэтому при резком «падении» программы, всегда можно видеть на каком этапе процесс был остановлен.</text:p>
      <text:p text:style-name="P10"/>
      <text:p text:style-name="P10">В конфигурации предусмотрен механизм оповещения пользователей о результатах выполнения задач. Отчет о выполненной или завершенной с ошибкой задачи отправляется по электронной почте или интернет-мессенджеру указанным в задаче получателям, при этом задается два разных списка получателей: <text:s/>один список для случая, если задача завершена с <text:soft-page-break/>ошибкой, другой, если задача выполнена успешно. Поскольку нет нужды уведомлять всех пользователей об успешном выполнении задачи, эту информацию может получать только ответственное лицо, например руководитель проекта.</text:p>
      <text:p text:style-name="P10"/>
      <text:p text:style-name="P12">Для каждой обработки, могут быть заданы индивидуальные параметры, которые сохраняются в табличной части «<text:span text:style-name="T7">Actions</text:span>» справочника «<text:span text:style-name="T1">Tasks</text:span>». Перечень параметров индивидуален для каждой обработки, форма их редактирования реализуется самой обработкой.</text:p>
      <text:p text:style-name="P10"/>
      <text:p text:style-name="P10">Для отправки отчетов по электронной почте, используется подсистема «EmailAccounts» из БСП.</text:p>
      <text:p text:style-name="P10"/>
      <text:p text:style-name="P11">Тестирование как и все прочие действия, выполняется с помощью обработок, привязанных к элементам справочника «<text:span text:style-name="T1">Actions</text:span>». <text:span text:style-name="T45">К</text:span>оличество всевозможных тестов ничем не ограничено, в ходе использования конфигурации могут быть написаны специальные тестовые обработки для определенных целей тестирования. Это уже будет зависеть от потребностей в тестировании и от конкретной, разрабатываемой конфигурации. В составе конфигурации предполагается <text:s/>наличие нескольких встроенных, <text:span text:style-name="T41">универсальных </text:span>обработок для тестирования:</text:p>
      <text:p text:style-name="P4"><text:span text:style-name="T17">- Обработка </text:span><text:span text:style-name="T18">для запуска встроенного в платформу механизма тестирования (</text:span><text:span text:style-name="T29">параметр</text:span><text:span text:style-name="T18"> </text:span><text:span text:style-name="T29">запуска </text:span><text:span text:style-name="Strong_20_Emphasis"><text:span text:style-name="T40">CheckModules</text:span></text:span><text:span text:style-name="T18">);</text:span></text:p>
      <text:p text:style-name="P4"><text:span text:style-name="T18">- </text:span><text:span text:style-name="T19">Обработка для перепроведения списка документов конфигурации;</text:span></text:p>
      <text:p text:style-name="P14">- Обработка для формирования списка отчетов конфигурации.</text:p>
      <text:p text:style-name="P14"/>
      <text:p text:style-name="P65"><text:span text:style-name="T19">Д</text:span><text:span text:style-name="T13">етальное описание объектов метаданных </text:span><text:span text:style-name="T22">(из того, что уже реализовано)</text:span></text:p>
      <text:p text:style-name="P25"/>
      <text:h text:style-name="Heading_20_1" text:outline-level="1"><text:span text:style-name="T13">Справочник «</text:span><text:span text:style-name="T1">Repositories</text:span><text:span text:style-name="T13">»</text:span></text:h>
      <text:p text:style-name="P26">Реквизиты:</text:p>
      <text:p text:style-name="P44"><text:span text:style-name="T13">Path </text:span><text:span text:style-name="T1">&lt;</text:span><text:span text:style-name="T13">Строка</text:span><text:span text:style-name="T1">&gt;</text:span><text:span text:style-name="T13">— путь к каталогу хранилища;</text:span></text:p>
      <text:p text:style-name="P44"><text:span text:style-name="T13">WorkingDir </text:span><text:span text:style-name="T1">&lt;</text:span><text:span text:style-name="T13">Строка</text:span><text:span text:style-name="T1">&gt; - </text:span><text:span text:style-name="T13">путь к каталогу, где будут хранится файлы, предназначенные для работы конфигурации с репозиторием, например каталог временной базы данных, которая будет подключена к хранилищу. Если не задан, используется каталог временных файлов.</text:span></text:p>
      <text:p text:style-name="P44"><text:span text:style-name="T13">PlatformPath </text:span><text:span text:style-name="T1">&lt;</text:span><text:span text:style-name="T13">Строка</text:span><text:span text:style-name="T1">&gt; - </text:span><text:span text:style-name="T13">путь к исполняемому файлу платформы, если не зада</text:span><text:span text:style-name="T30">н</text:span><text:span text:style-name="T13">, устанавливается автоматически с помощью </text:span><text:span text:style-name="T30">функции</text:span><text:span text:style-name="T13"> «</text:span><text:span text:style-name="T1">BinDir</text:span><text:span text:style-name="T13">()».</text:span></text:p>
      <text:p text:style-name="P45"><text:span text:style-name="T3">DBDir</text:span><text:span text:style-name="T13"> </text:span><text:span text:style-name="T1">&lt;</text:span><text:span text:style-name="T13">Строка</text:span><text:span text:style-name="T1">&gt; - </text:span><text:span text:style-name="T13">путь к каталогу, </text:span><text:span text:style-name="T20">где находится база данных, подключенная к хранилищу, если не задан, то используется путь «</text:span><text:span text:style-name="T21">WorkingDir</text:span><text:span text:style-name="T20">\</text:span><text:span text:style-name="T3">DB\</text:span><text:span text:style-name="T21">».</text:span></text:p>
      <text:p text:style-name="P46"><text:span text:style-name="T21">ConfBackupDir </text:span><text:span text:style-name="T1">&lt;</text:span><text:span text:style-name="T13">Строка</text:span><text:span text:style-name="T1">&gt; - </text:span><text:span text:style-name="T13">путь к каталогу, в котором должны хранится </text:span><text:span text:style-name="T30">файлы</text:span><text:span text:style-name="T13"> </text:span><text:span text:style-name="T30">выгрузки</text:span><text:span text:style-name="T13"> из хранилища конфигурации, если не задан, используется путь </text:span><text:span text:style-name="T21">WorkingDir</text:span><text:span text:style-name="T13">\</text:span><text:span text:style-name="T1">Backup.</text:span></text:p>
      <text:p text:style-name="P19">ScheduledJobUser &lt;<text:span text:style-name="T13">СправочникСсылка.</text:span>Users&gt; - <text:span text:style-name="T13">пользователь под которым будет выполняться <text:s/>задача по регламентному заданию</text:span></text:p>
      <text:h text:style-name="Heading_20_1" text:outline-level="1"><text:soft-page-break/>Справочник «Actions»</text:h>
      <text:p text:style-name="P48">Реквизиты:</text:p>
      <text:p text:style-name="P46"><text:span text:style-name="T13">IsInternal </text:span><text:span text:style-name="T1">&lt;</text:span><text:span text:style-name="T13">Булево</text:span><text:span text:style-name="T1">&gt; - </text:span><text:span text:style-name="T13">определяет то, является ли обработка внутренней.</text:span></text:p>
      <text:p text:style-name="P49"><text:span text:style-name="T13">InternalDataProcessor </text:span><text:span text:style-name="T1">&lt;</text:span><text:span text:style-name="T13">Строка</text:span><text:span text:style-name="T1">&gt; - </text:span><text:span text:style-name="T13">наименование внутренней обработки.</text:span></text:p>
      <text:p text:style-name="P49"><text:span text:style-name="T13">DataProcessor </text:span><text:span text:style-name="T1">&lt;</text:span><text:span text:style-name="T13">СправочникСсылка.AdditionalReportsAndDataProcessors</text:span><text:span text:style-name="T1">&gt; - </text:span><text:span text:style-name="T13">ссылка на элемент справочника с внешними обработками.</text:span></text:p>
      <text:h text:style-name="P75" text:outline-level="1">Справочник «<text:span text:style-name="T4">Tasks</text:span>»</text:h>
      <text:p text:style-name="P20"><text:span text:style-name="T34">Реквизиты</text:span>:</text:p>
      <text:p text:style-name="P20">ScheduledJobGUID &lt;UUID&gt; - <text:span text:style-name="T34">идентификатор регламентного задания</text:span>.</text:p>
      <text:p text:style-name="P20">RunBySchedule&lt;<text:span text:style-name="T34">Булево</text:span>&gt; - <text:s/><text:span text:style-name="T34">определяет то, следует ли выполнять задачу по расписанию</text:span>.</text:p>
      <text:p text:style-name="P51"><text:span text:style-name="T42">Табличные части</text:span>:</text:p>
      <text:p text:style-name="P27">Actions, реквизиты:</text:p>
      <text:p text:style-name="P47"><text:span text:style-name="T22">Action</text:span><text:span text:style-name="T13"> </text:span><text:span text:style-name="T1">&lt;</text:span><text:span text:style-name="T22">СправочникСсылка.Actions</text:span><text:span text:style-name="T1">&gt;</text:span><text:span text:style-name="T23">.</text:span></text:p>
      <text:p text:style-name="P50"><text:span text:style-name="T22">ActionParams</text:span><text:span text:style-name="T13"> </text:span><text:span text:style-name="T1">&lt;</text:span><text:span text:style-name="T35">Строка неограниченной длинны</text:span><text:span text:style-name="T1">&gt; - </text:span><text:span text:style-name="T11">С</text:span><text:span text:style-name="T35">трока параметров</text:span><text:span text:style-name="T22"> обработки (если таковые имеются). </text:span><text:span text:style-name="T35">Строка содержит в себе структуру и генерируется с помощью функции ЗначениеВСтрокуВнутр.</text:span></text:p>
      <text:p text:style-name="P21">UUID – <text:span text:style-name="T13">Уникальный идентификатор параметров действия.</text:span></text:p>
      <text:p text:style-name="P63"><text:span text:style-name="T22">FailureReportRecipients, </text:span><text:span text:style-name="T13">реквизиты:</text:span></text:p>
      <text:p text:style-name="P63"><text:span text:style-name="T13">Email </text:span><text:span text:style-name="T1">&lt;</text:span><text:span text:style-name="T13">Строка</text:span><text:span text:style-name="T1">&gt;</text:span><text:span text:style-name="T13">.</text:span></text:p>
      <text:p text:style-name="P63"><text:span text:style-name="T13">SuccessReportRecipients</text:span><text:span text:style-name="T22">, </text:span><text:span text:style-name="T13">реквизиты:</text:span></text:p>
      <text:p text:style-name="P63"><text:span text:style-name="T13">Email </text:span><text:span text:style-name="T1">&lt;</text:span><text:span text:style-name="T13">Строка</text:span><text:span text:style-name="T1">&gt;</text:span><text:span text:style-name="T13">.</text:span></text:p>
      <text:h text:style-name="Heading_20_1" text:outline-level="1"><text:span text:style-name="T22">Д</text:span><text:span text:style-name="T13">окумент «TaskRunningEvent»</text:span></text:h>
      <text:p text:style-name="P23"/>
      <text:p text:style-name="P28">Документ предназначен для журналирования событий выполнения задач. Каждый отдельный документ это отдельная попытка выполнения одной задачи.</text:p>
      <text:p text:style-name="P29">Реквизиты:</text:p>
      <text:p text:style-name="P52"><text:span text:style-name="T13">State </text:span><text:span text:style-name="T1">&lt;</text:span><text:span text:style-name="T13">Перечисление.TaskState</text:span><text:span text:style-name="T1">&gt;</text:span><text:span text:style-name="T13">- состояние процесса выполнения задачи. </text:span></text:p>
      <text:p text:style-name="P52"><text:span text:style-name="T13">Task </text:span><text:span text:style-name="T1">&lt;</text:span><text:span text:style-name="T25">Справочник</text:span><text:span text:style-name="T13">Ссылка.Tasks</text:span><text:span text:style-name="T1">&gt; - </text:span><text:span text:style-name="T13">ссылка на задачу.</text:span></text:p>
      <text:p text:style-name="P62"><text:span text:style-name="T13">Repository </text:span><text:span text:style-name="T1">&lt;</text:span><text:span text:style-name="T13">СправочникСсылка.Repositor</text:span><text:span text:style-name="T1">ies&gt; - </text:span><text:span text:style-name="T13">ссылка на справочник «Repositor</text:span><text:span text:style-name="T1">ies</text:span><text:span text:style-name="T13">». Этот реквизит добавлен для оптимизации работы механима ограничение доступа к хранилищам на уровне записей (</text:span><text:span text:style-name="T1">RLS</text:span><text:span text:style-name="T13">).</text:span></text:p>
      <text:p text:style-name="P52"><text:soft-page-break/><text:span text:style-name="T13">Документ не делает движений, при начале выполнения задачи, система создает и записывает этот документ с состоянием «</text:span><text:span text:style-name="T1">Started</text:span><text:span text:style-name="T13">». По ходу выполнения действия, информация записывается в регистр «ActionEventsLog» (о нем далее) где одним из измерений является ссылка на документ TaskRunningEvent, однако регистр и документ не связаны механизмом проведения, для </text:span><text:span text:style-name="T30">записи событий</text:span><text:span text:style-name="T13"> проведение не используется.</text:span></text:p>
      <text:p text:style-name="P53"><text:span text:style-name="T13">Если все действия были выполнены , значение реквизита </text:span><text:span text:style-name="T24">State </text:span><text:span text:style-name="T13">изменяется на «</text:span><text:span text:style-name="T1">Success</text:span><text:span text:style-name="T13">» или «</text:span><text:span text:style-name="T1">Error</text:span><text:span text:style-name="T13">» </text:span><text:span text:style-name="T30">в зависимости от успеха\неудачи выполнения.</text:span></text:p>
      <text:h text:style-name="Heading_20_1" text:outline-level="1">Регистр сведений «ActionEventsLog»</text:h>
      <text:p text:style-name="P58">Регистр предназначен для записи событий <text:span text:style-name="T46">возникающих </text:span>при выполнении отдельных действий задач. Одно действие может генерировать несколько событий.</text:p>
      <text:p text:style-name="P30">Периодичность: Нет.</text:p>
      <text:p text:style-name="P30">Подчинение регистратору: Нет.</text:p>
      <text:p text:style-name="P30">Измерения:</text:p>
      <text:p text:style-name="P54"><text:span text:style-name="T13">TaskRunningEvent </text:span><text:span text:style-name="T1">&lt;</text:span><text:span text:style-name="T13">ДокументСсылка.TaskRunningEvent</text:span><text:span text:style-name="T1">&gt;.</text:span></text:p>
      <text:p text:style-name="P54"><text:span text:style-name="T1">LineNum &lt;</text:span><text:span text:style-name="T13">Число 9,0</text:span><text:span text:style-name="T1">&gt; - </text:span><text:span text:style-name="T13">порядковый <text:s/>номер события, нумерация ведется в пределах одной задачи.</text:span></text:p>
      <text:p text:style-name="P32">Ресурсы:</text:p>
      <text:p text:style-name="P56"><text:span text:style-name="T13">Action </text:span><text:span text:style-name="T1">&lt;</text:span><text:span text:style-name="T13">СправочникСсылка.</text:span><text:span text:style-name="T1">Actions&gt; - </text:span><text:span text:style-name="T13">действие при выполнении которого, произошло событие.</text:span></text:p>
      <text:p text:style-name="P56"><text:span text:style-name="T13">State </text:span><text:span text:style-name="T1">&lt;</text:span><text:span text:style-name="T13">ПеречислениеСсылка.ActionEventTypes</text:span><text:span text:style-name="T1">&gt; - </text:span><text:span text:style-name="T13">Тип события (Start,</text:span><text:span text:style-name="T1">Error,DetailedInfo,Success</text:span><text:span text:style-name="T13">);</text:span></text:p>
      <text:p text:style-name="P56"><text:span text:style-name="T13">Description </text:span><text:span text:style-name="T1">&lt;</text:span><text:span text:style-name="T13">Строка</text:span><text:span text:style-name="T1">&gt; - </text:span><text:span text:style-name="T13">текстовое описание событие.</text:span></text:p>
      <text:p text:style-name="P17">Date &lt;DateTime&gt; - <text:span text:style-name="T13">дата и время возникновения события.</text:span></text:p>
      <text:p text:style-name="P17"><text:span text:style-name="T13">Регистр не сделан периодическим потому что, записи чаще будут отбираться не по периоду, а по значению ссылки на документ </text:span><text:span text:style-name="T25">TaskRunningEvent. </text:span><text:span text:style-name="T13">Поэтому ссылка должна идти на первом месте в составном индексе.</text:span></text:p>
      <text:h text:style-name="P76" text:outline-level="1">Регистр сведений «<text:span text:style-name="T43">RepUsers</text:span>»</text:h>
      <text:p text:style-name="P58">Регистр предназначен для хранения списка пользователей, которым разрешено работать <text:span text:style-name="T46">с</text:span> данным хранилищем. Для хранилища <text:span text:style-name="T44">должен быть задан хотя бы один пользователь.</text:span></text:p>
      <text:p text:style-name="P31">Периодичность: Нет.</text:p>
      <text:p text:style-name="P31">Подчинение регистратору: Нет.</text:p>
      <text:p text:style-name="P31">Измерения:</text:p>
      <text:p text:style-name="P55"><text:span text:style-name="T26">User</text:span><text:span text:style-name="T13"> </text:span><text:span text:style-name="T1">&lt;</text:span><text:span text:style-name="T26">СправочникСсылка</text:span><text:span text:style-name="T13">.</text:span><text:span text:style-name="T26">Users</text:span><text:span text:style-name="T1">&gt; - </text:span><text:span text:style-name="T26">ссылка на справочн</text:span><text:span text:style-name="T31">и</text:span><text:span text:style-name="T26">к Users из подсистемы Users БСП</text:span><text:span text:style-name="T1">.</text:span></text:p>
      <text:p text:style-name="P55"><text:soft-page-break/><text:span text:style-name="T5">Repository</text:span><text:span text:style-name="T1"> &lt;</text:span><text:span text:style-name="T26">СправочникСсылка.</text:span><text:span text:style-name="T5">Repositories</text:span><text:span text:style-name="T1">&gt; <text:s/>- </text:span><text:span text:style-name="T26">хранилище для котор</text:span><text:span text:style-name="T31">ого </text:span><text:span text:style-name="T26">задаются пользователи в регистре.</text:span></text:p>
      <text:p text:style-name="P33">Ресурсы:</text:p>
      <text:p text:style-name="P57"><text:span text:style-name="T26">RepUserName</text:span><text:span text:style-name="T13"> </text:span><text:span text:style-name="T1">&lt;</text:span><text:span text:style-name="T26">Строка</text:span><text:span text:style-name="T1">&gt; - </text:span><text:span text:style-name="T31">и</text:span><text:span text:style-name="T26">мя пользователя хранилища</text:span><text:span text:style-name="T13">.</text:span></text:p>
      <text:p text:style-name="P57"><text:span text:style-name="T26">RepPassword</text:span><text:span text:style-name="T13"> </text:span><text:span text:style-name="T1">&lt;</text:span><text:span text:style-name="T26">Строка</text:span><text:span text:style-name="T1">&gt; - <text:s/></text:span><text:span text:style-name="T26">пароль пользователя в хранилище</text:span><text:span text:style-name="T13">;</text:span></text:p>
      <text:h text:style-name="Heading_20_1" text:outline-level="1">Обработка «StartPage»</text:h>
      <text:p text:style-name="P18"><text:span text:style-name="T13">Обработка представляет из себя рабочий стол пользователя для работы с подсистемой «</text:span>Repositories<text:span text:style-name="T13">». Главн</text:span><text:span text:style-name="T32">ое</text:span><text:span text:style-name="T13"> назначение — </text:span><text:span text:style-name="T32">обеспечение удобного</text:span><text:span text:style-name="T13"> доступ</text:span><text:span text:style-name="T32">а</text:span><text:span text:style-name="T13"> к задачам </text:span><text:span text:style-name="T32">хранилища</text:span><text:span text:style-name="T13">.</text:span></text:p>
      <text:p text:style-name="P34"/>
      <text:p text:style-name="P65">Обработки выполняющие действия</text:p>
      <text:p text:style-name="P37"/>
      <text:p text:style-name="P59"><text:span text:style-name="T13">Обработка, предназначенная для подключения к справочнику «</text:span><text:span text:style-name="T1">Actions</text:span><text:span text:style-name="T13">» должна реализовывать в модуле объекта следующие экспортные функции:</text:span></text:p>
      <text:p text:style-name="P60"><text:span text:style-name="T13">Run(LogLineNumber, CommonParams, Action, ActionParams, ShowMessages)</text:span><text:span text:style-name="T27">, где</text:span></text:p>
      <text:p text:style-name="P60"><text:span text:style-name="T27"><text:s text:c="2"/></text:span><text:span text:style-name="T13">LogLineNumber — </text:span><text:span text:style-name="T27">порядковый номер события.</text:span></text:p>
      <text:p text:style-name="P38">CommonParams - <text:s/>структура, содержащая перечень общих параметров, существующих во время выполнения задачи.</text:p>
      <text:p text:style-name="P60"><text:span text:style-name="T27">Action — ссылка на элемент справочника «</text:span><text:span text:style-name="T6">Actions</text:span><text:span text:style-name="T27">».</text:span></text:p>
      <text:p text:style-name="P60"><text:span text:style-name="T13">ActionParams</text:span><text:span text:style-name="T27"> — значение параметров, заданных индивидуально для данного действия (значения сохраняются в реквизите «Action</text:span><text:span text:style-name="T6">Params</text:span><text:span text:style-name="T27">» табличной части «</text:span><text:span text:style-name="T6">Actions</text:span><text:span text:style-name="T27">» справочника «</text:span><text:span text:style-name="T6">Tasks</text:span><text:span text:style-name="T27">» ).</text:span></text:p>
      <text:p text:style-name="P60"><text:span text:style-name="T27">ShowMessages <text:s/></text:span><text:span text:style-name="T6">&lt;</text:span><text:span text:style-name="T27">Булево</text:span><text:span text:style-name="T6">&gt; </text:span><text:span text:style-name="T27">- определяет необходимость отображать интерактивные сообщения пользователю (помимо записи в журнал).</text:span></text:p>
      <text:p text:style-name="P38"/>
      <text:p text:style-name="P61"><text:span text:style-name="T27">IsRepositoryDataProcessor</text:span><text:span text:style-name="T13">() - возвращает Истина, если эта обработка предназначена для подключения к задачам хран</text:span><text:span text:style-name="T32">и</text:span><text:span text:style-name="T13">лищ</text:span><text:span text:style-name="T32">а</text:span><text:span text:style-name="T13">.</text:span></text:p>
      <text:p text:style-name="P38">IsParamsForm() -возвращает Истина, если обработка имеет форму настроек.</text:p>
      <text:p text:style-name="P38"/>
      <text:p text:style-name="P39">На текущий момент реализовано две обработки:</text:p>
      <text:p text:style-name="P39">DumpConfFromRepository — предназначена для сохранения актуальной версии конфигурации из хранилища на диск.</text:p>
      <text:p text:style-name="P39"/>
      <text:p text:style-name="P64"><text:span text:style-name="T13">SendEmail - <text:s/>предназначена для отправки произвольного </text:span><text:span text:style-name="T1">email </text:span><text:span text:style-name="T13">сообщения списку </text:span><text:soft-page-break/><text:span text:style-name="T13">получателей. Список получателей и текст сообщения задается на форме настроек обработки. Текст сообщения представляет из себя шаблон, где в тексте можно указывать в квадратных скобках специальные параметры, которые затем будут заполнены из общих параметров выполнения задачи, например, параметр </text:span><text:span text:style-name="T1">[DumpConfFileFullPath] – </text:span><text:span text:style-name="T13">полный путь сохранения файла конфигурации. Механизм заполнения шаблонов еще нуждается в доработке.</text:span></text:p>
      <text:p text:style-name="P41">UpdateDB — <text:span text:style-name="T48">обновление базы данных в каталоге </text:span><text:span text:style-name="T1">DBDir </text:span><text:span text:style-name="T48">из репозитория</text:span><text:span text:style-name="T1">.</text:span></text:p>
      <text:p text:style-name="P41"><text:span text:style-name="T1">CheckModules – </text:span><text:span text:style-name="T49">стандартная </text:span><text:span text:style-name="T10">п</text:span><text:span text:style-name="T48">роверка модулей конфигурации с помощью команды </text:span><text:span text:style-name="T1">CheckModules</text:span><text:span text:style-name="T9">.</text:span></text:p>
      <text:p text:style-name="P67">Роль «<text:span text:style-name="T1">RepositoryUser»</text:span></text:p>
      <text:p text:style-name="P40">Предоставляет доступ к объектам подсистемы «<text:span text:style-name="T1">Repositories</text:span>». Роль содержит в себе основанный на <text:span text:style-name="T1">RLS </text:span>механи<text:span text:style-name="T47">з</text:span>м ограничения доступа к справочнику <text:span text:style-name="T1">“Repositories”</text:span> и к связанным с ним таблицам.</text:p>
      <text:p text:style-name="P65"/>
      <text:p text:style-name="P65">Заимствованные подсистемы из БСП</text:p>
      <text:list xml:id="list2815830803071690642" text:style-name="L3">
        <text:list-item>
          <text:p text:style-name="P77">AdditionalReportsAndDataProcessors</text:p>
        </text:list-item>
        <text:list-item>
          <text:p text:style-name="P77">BaseFunctionality</text:p>
        </text:list-item>
        <text:list-item>
          <text:p text:style-name="P77">EmailOperations</text:p>
        </text:list-item>
        <text:list-item>
          <text:p text:style-name="P77">Users</text:p>
        </text:list-item>
        <text:list-item>
          <text:p text:style-name="P78"><text:span text:style-name="T8">InfobaseVersionUpdate</text:span><text:span text:style-name="T33"><text:tab/><text:tab/><text:tab/><text:tab/><text:tab/> <text:s text:c="4"/></text:span></text:p>
        </text:list-item>
      </text:list>
      <text:p text:style-name="P35"/>
      <text:p text:style-name="P68">Выполнение задач из командной строки</text:p>
      <text:p text:style-name="P22"><text:span text:style-name="T36">В общем модуле </text:span>“RepTasks” <text:span text:style-name="T36">присутствует функция</text:span> RunTaskByCode(<text:span text:style-name="T36">КодХранилища</text:span>, <text:span text:style-name="T36">КодЗадачи</text:span>),</text:p>
      <text:p text:style-name="P22"><text:span text:style-name="T36">где</text:span> </text:p>
      <text:p text:style-name="P22"><text:tab/><text:span text:style-name="T36">КодХранилища</text:span> – <text:span text:style-name="T36">код хранилища в справочнике, в числовом формате</text:span></text:p>
      <text:p text:style-name="P22"><text:tab/><text:span text:style-name="T36">КодЗадачи</text:span> – <text:span text:style-name="T36">код задачи в справочник, в числовом формате</text:span>.</text:p>
      <text:p text:style-name="P42">Функция выполняет определенную переданными кодами задачу. Эту функцию можно запустить из командной строки тем или иным способом, для примера, можно задать специальный параметр в командной строке платформы:</text:p>
      <text:p text:style-name="P22"><text:s/>run_RepTasks.RunTaskByCode(&lt;<text:span text:style-name="T36">КодХранилища</text:span>&gt;,&lt;<text:span text:style-name="T36">КодЗадачи</text:span>&gt;)</text:p>
      <text:p text:style-name="P22"><text:span text:style-name="T36">Пример</text:span>:</text:p>
      <text:p text:style-name="P22">"C:\Program Files (x86)\1cv8\common\1cestart.exe" <text:s/>Enterprise <text:s/>/F"D:\MyDB" /N Administrator <text:s/>/P Password /C"run_RepTasks.RunTaskByCode(1,2)"</text:p>
      <text:p text:style-name="P22"><text:soft-page-break/><text:span text:style-name="T36">В этом примере, будет выполнена задача под <text:s/>номером 2 из хранилища под номером 1</text:span><text:span text:style-name="T33">.</text:span></text:p>
      <text:p text:style-name="P36"/>
      <text:p text:style-name="P69"><text:span text:style-name="T51">Выполнение задач с помощью </text:span><text:span text:style-name="T12">HTTP-</text:span><text:span text:style-name="T50">сервиса</text:span></text:p>
      <text:p text:style-name="P43">В конфигурации реализован <text:span text:style-name="T1">HTTP-</text:span>сервис с базовым <text:span text:style-name="T1">URL RunTask </text:span></text:p>
      <text:p text:style-name="P43">Выполнить задачу можно с помощью <text:span text:style-name="T1">GET-</text:span>запроса формата: <text:s/>hs/<text:span text:style-name="T1">RunTask/&lt;</text:span><text:span text:style-name="T52">КодХранилища</text:span><text:span text:style-name="T1">&gt;/&lt;</text:span>КодЗадачи<text:span text:style-name="T1">&gt;</text:span></text:p>
      <text:p text:style-name="P43">Например, если ИБ опубликована на веб-сервере <text:span text:style-name="T1">localhost </text:span>под именем OneCI, то строка <text:span text:style-name="T1">http-</text:span>запроса к задаче с кодом 2 хранилища с кодом 1 будет выгляд<text:span text:style-name="T53">е</text:span>ть следующим образом:</text:p>
      <text:p text:style-name="P43"><text:a xlink:type="simple" xlink:href="http://localhost/OneCI/hs/RunTask/1/2" text:style-name="Internet_20_link" text:visited-style-name="Visited_20_Internet_20_Link">http://localhost/OneCI/hs/RunTask/1/2</text:a></text:p>
      <text:p text:style-name="P43">Запросы необходимо выполнять используюя <text:span text:style-name="T1">Basic Authentication.</text:span></text:p>
      <text:p text:style-name="P43">Этот же запрос на языке <text:span text:style-name="T1">Python </text:span>2 можно выполнить следующим образом:</text:p>
      <text:p text:style-name="P43"><draw:rect text:anchor-type="paragraph" draw:z-index="1" draw:style-name="gr1" draw:text-style-name="P80" svg:width="17.913cm" svg:height="9.923cm" svg:x="-0.337cm" svg:y="-0.019cm"><text:p/></draw:rect>import urllib</text:p>
      <text:p text:style-name="P43">import urllib2</text:p>
      <text:p text:style-name="P43">import base64</text:p>
      <text:p text:style-name="P43">url = "http://localhost/OneCI/hs/RunTask/1/2"</text:p>
      <text:p text:style-name="P43">authKey = base64.b64encode("Administrator:password")</text:p>
      <text:p text:style-name="P43">headers = {"Content-Type":"application/json", "Authorization":"Basic " + authKey}</text:p>
      <text:p text:style-name="P43">request = urllib2.Request(url)\</text:p>
      <text:p text:style-name="P43">for key,value in headers.items():</text:p>
      <text:p text:style-name="P43"><text:s text:c="2"/>request.add_header(key,value)</text:p>
      <text:p text:style-name="P43">response = urllib2.urlopen(request)</text:p>
      <text:p text:style-name="P43">print response.getcode()</text:p>
      <text:p text:style-name="P43">Здесь имя пользователя базы данных - <text:s/>Administrator, а пароль - <text:s/>passw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7:20:40.731000000</meta:creation-date>
    <dc:date>2016-08-09T10:36:41.134000000</dc:date>
    <meta:editing-duration>PT3H49M</meta:editing-duration>
    <meta:editing-cycles>53</meta:editing-cycles>
    <meta:generator>LibreOffice/5.0.0.5$Windows_x86 LibreOffice_project/1b1a90865e348b492231e1c451437d7a15bb262b</meta:generator>
    <meta:document-statistic meta:table-count="0" meta:image-count="1" meta:object-count="0" meta:page-count="8" meta:paragraph-count="144" meta:word-count="1599" meta:character-count="13491" meta:non-whitespace-character-count="11992"/>
  </office:meta>
</office:document-meta>
</file>